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Palatino Linotype" fo:font-size="11pt" style:font-name-asian="Palatino Linotype" style:font-size-asian="11pt" style:font-name-complex="Palatino Linotype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Palatino Linotype" fo:font-size="11pt" fo:font-style="normal" fo:font-weight="normal" officeooo:rsid="0016a51f" officeooo:paragraph-rsid="0016a51f" style:font-name-asian="Palatino Linotype" style:font-size-asian="11pt" style:font-style-asian="normal" style:font-weight-asian="normal" style:font-name-complex="Palatino Linotype" style:font-size-complex="11pt" style:font-style-complex="normal" style:font-weight-complex="normal"/>
    </style:style>
    <style:style style:name="P3" style:family="paragraph" style:parent-style-name="Standard">
      <style:text-properties style:font-name="Palatino Linotype" fo:font-size="11pt" fo:font-style="normal" fo:font-weight="bold" officeooo:rsid="0016a51f" officeooo:paragraph-rsid="0016a51f" style:font-name-asian="Palatino Linotype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P4" style:family="paragraph" style:parent-style-name="Standard">
      <style:paragraph-properties fo:margin-left="0mm" fo:margin-right="10mm" fo:line-height="100%" fo:text-indent="0mm" style:auto-text-indent="false" style:text-autospace="none"/>
      <style:text-properties style:font-name="Palatino Linotype" fo:font-size="11pt" fo:font-style="normal" fo:font-weight="normal" officeooo:paragraph-rsid="001101aa" style:font-name-asian="Palatino Linotype" style:font-size-asian="11pt" style:font-style-asian="normal" style:font-weight-asian="normal" style:font-name-complex="Palatino Linotype" style:font-size-complex="11pt" style:font-style-complex="normal" style:font-weight-complex="normal"/>
    </style:style>
    <style:style style:name="P5" style:family="paragraph" style:parent-style-name="Standard">
      <style:paragraph-properties fo:margin-left="0mm" fo:margin-right="10mm" fo:line-height="100%" fo:text-indent="0mm" style:auto-text-indent="false" style:text-autospace="none"/>
      <style:text-properties style:font-name="Palatino Linotype" fo:font-size="11pt" fo:font-style="normal" fo:font-weight="normal" officeooo:rsid="0016a51f" officeooo:paragraph-rsid="0016a51f" style:font-name-asian="Palatino Linotype" style:font-size-asian="11pt" style:font-style-asian="normal" style:font-weight-asian="normal" style:font-name-complex="Palatino Linotype" style:font-size-complex="11pt" style:font-style-complex="normal" style:font-weight-complex="normal"/>
    </style:style>
    <style:style style:name="P6" style:family="paragraph" style:parent-style-name="Standard">
      <style:paragraph-properties fo:margin-left="0mm" fo:margin-right="10mm" fo:text-indent="0mm" style:auto-text-indent="false" style:text-autospace="none"/>
      <style:text-properties style:font-name="Palatino Linotype" fo:font-size="11pt" fo:font-style="normal" fo:font-weight="bold" officeooo:rsid="0016a51f" officeooo:paragraph-rsid="0016a51f" style:font-name-asian="Palatino Linotype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P7" style:family="paragraph" style:parent-style-name="Standard">
      <style:paragraph-properties fo:margin-left="0mm" fo:margin-right="10mm" fo:line-height="100%" fo:text-indent="0mm" style:auto-text-indent="false" style:text-autospace="none"/>
      <style:text-properties style:font-name="Palatino Linotype" fo:font-size="11pt" officeooo:rsid="0016a51f" officeooo:paragraph-rsid="0016a51f" style:font-name-asian="Palatino Linotype" style:font-size-asian="11pt" style:font-name-complex="Palatino Linotype" style:font-size-complex="11pt"/>
    </style:style>
    <style:style style:name="P8" style:family="paragraph" style:parent-style-name="Standard">
      <style:paragraph-properties fo:margin-left="0mm" fo:margin-right="0mm" fo:text-indent="0mm" style:auto-text-indent="false"/>
      <style:text-properties style:font-name="Palatino Linotype" fo:font-size="11pt" style:font-size-asian="11pt" style:font-name-complex="Arial" style:font-size-complex="11pt" style:text-scale="105%"/>
    </style:style>
    <style:style style:name="P9" style:family="paragraph" style:parent-style-name="Standard">
      <style:paragraph-properties fo:margin-left="0mm" fo:margin-right="0mm" fo:text-indent="0mm" style:auto-text-indent="false"/>
      <style:text-properties style:font-name="Palatino Linotype" fo:font-size="11pt" officeooo:rsid="0016a51f" officeooo:paragraph-rsid="0016a51f" style:font-size-asian="11pt" style:font-name-complex="Arial" style:font-size-complex="11pt" style:text-scale="105%"/>
    </style:style>
    <style:style style:name="P10" style:family="paragraph" style:parent-style-name="Standard">
      <style:paragraph-properties fo:margin-left="0mm" fo:margin-right="0mm" fo:text-indent="0mm" style:auto-text-indent="false"/>
      <style:text-properties style:font-name="Palatino Linotype" fo:font-size="11pt" style:font-size-asian="11pt" style:font-size-complex="11pt" style:text-scale="105%"/>
    </style:style>
    <style:style style:name="P11" style:family="paragraph" style:parent-style-name="Standard">
      <style:paragraph-properties fo:margin-left="0mm" fo:margin-right="0mm" fo:text-indent="0mm" style:auto-text-indent="false"/>
      <style:text-properties style:font-name="Palatino Linotype" fo:font-size="11pt" officeooo:rsid="0016a51f" officeooo:paragraph-rsid="0016a51f" style:font-size-asian="11pt" style:font-size-complex="11pt" style:text-scale="105%"/>
    </style:style>
    <style:style style:name="P12" style:family="paragraph" style:parent-style-name="Frame_20_contents">
      <style:paragraph-properties>
        <style:tab-stops>
          <style:tab-stop style:position="54.98mm" style:type="right"/>
        </style:tab-stops>
      </style:paragraph-properties>
      <style:text-properties style:font-name="Palatino Linotype" fo:font-size="11pt" officeooo:rsid="000860ab" officeooo:paragraph-rsid="0009cf65" style:font-size-asian="11pt" style:font-size-complex="11pt"/>
    </style:style>
    <style:style style:name="P13" style:family="paragraph" style:parent-style-name="Frame_20_contents">
      <style:text-properties officeooo:rsid="000860ab" officeooo:paragraph-rsid="000860ab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Palatino Linotype" fo:font-size="11pt" fo:font-style="normal" fo:font-weight="normal" officeooo:rsid="0016a51f" officeooo:paragraph-rsid="0016a51f" style:font-name-asian="Palatino Linotype" style:font-size-asian="11pt" style:font-style-asian="normal" style:font-weight-asian="normal" style:font-name-complex="Palatino Linotype" style:font-size-complex="11pt" style:font-style-complex="normal" style:font-weight-complex="normal"/>
    </style:style>
    <style:style style:name="P15" style:family="paragraph" style:parent-style-name="Standard">
      <style:text-properties style:font-name="Palatino Linotype" fo:font-size="8pt" fo:font-style="normal" style:text-underline-style="solid" style:text-underline-width="auto" style:text-underline-color="font-color" fo:font-weight="normal" officeooo:rsid="0016a51f" officeooo:paragraph-rsid="000860ab" style:font-name-asian="Palatino Linotype" style:font-size-asian="8pt" style:font-style-asian="normal" style:font-weight-asian="normal" style:font-name-complex="Palatino Linotype" style:font-size-complex="8pt" style:font-style-complex="normal" style:font-weight-complex="normal"/>
    </style:style>
    <style:style style:name="P16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style:font-name="Palatino Linotype" fo:font-size="11pt" fo:font-weight="bold" officeooo:rsid="0016a51f" officeooo:paragraph-rsid="0016a51f" style:font-size-asian="11pt" style:font-weight-asian="bold" style:font-name-complex="Arial" style:font-size-complex="11pt" style:font-weight-complex="bold" style:text-scale="105%"/>
    </style:style>
    <style:style style:name="P17" style:family="paragraph" style:parent-style-name="Standard">
      <style:paragraph-properties fo:margin-left="0mm" fo:margin-right="0mm" fo:text-indent="0mm" style:auto-text-indent="false"/>
      <style:text-properties style:font-name="Palatino Linotype" fo:font-size="11pt" officeooo:rsid="0016a51f" officeooo:paragraph-rsid="0016a51f" style:font-size-asian="11pt" style:font-size-complex="11pt" style:text-scale="105%"/>
    </style:style>
    <style:style style:name="P18" style:family="paragraph" style:parent-style-name="Frame_20_contents">
      <style:paragraph-properties>
        <style:tab-stops>
          <style:tab-stop style:position="54.98mm" style:type="right"/>
        </style:tab-stops>
      </style:paragraph-properties>
      <style:text-properties style:font-name="Palatino Linotype" fo:font-size="11pt" officeooo:rsid="000860ab" officeooo:paragraph-rsid="000d15fc" style:font-size-asian="11pt" style:font-size-complex="11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ffffff" style:background-transparency="0%" fo:padding="0mm" fo:border-left="none" fo:border-right="none" fo:border-top="0.51pt solid #000000" fo:border-bottom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-start-margin" fo:background-color="#ffffff" style:background-transparency="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-start-margin" fo:background-color="#ffffff" style:background-transparency="0%" style:shadow="none" draw:shadow-opacity="100%">
        <style:background-image/>
        <style:columns fo:column-count="1" fo:column-gap="0m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ragraph" fo:background-color="#ffffff" style:background-transparency="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5" text:anchor-type="page" text:anchor-page-number="1" svg:x="4.99mm" svg:y="200.01mm" svg:width="4.99mm" svg:height="0.6mm" draw:z-index="0">
        <draw:text-box>
          <text:p text:style-name="Frame_20_contents"/>
        </draw:text-box>
      </draw:frame>
      <draw:frame draw:style-name="fr1" draw:name="Rahmen4" text:anchor-type="page" text:anchor-page-number="1" svg:x="4.99mm" svg:y="105mm" svg:width="4.99mm" svg:height="0.6mm" draw:z-index="1">
        <draw:text-box>
          <text:p text:style-name="Frame_20_contents"/>
        </draw:text-box>
      </draw:frame>
      <draw:frame draw:style-name="fr1" draw:name="Rahmen1" text:anchor-type="page" text:anchor-page-number="1" svg:x="0mm" svg:y="148.47mm" svg:width="9.98mm" svg:height="0.41mm" draw:z-index="2">
        <draw:text-box>
          <text:p text:style-name="Frame_20_contents"/>
        </draw:text-box>
      </draw:frame>
      <text:p text:style-name="P16"><draw:frame draw:style-name="fr2" draw:name="Rahmen3" text:anchor-type="paragraph" svg:x="22mm" svg:y="20mm" svg:width="125.01mm" svg:height="24.99mm" draw:z-index="3"><draw:text-box><text:p text:style-name="P3">John Doe</text:p><text:p text:style-name="P2">Main Street 1</text:p><text:p text:style-name="P2">Hometown</text:p><text:p text:style-name="P13"/></draw:text-box></draw:frame><draw:frame draw:style-name="fr3" draw:name="Rahmen6" text:anchor-type="paragraph" svg:x="22mm" svg:y="47.01mm" svg:width="85mm" svg:height="45mm" draw:z-index="4"><draw:text-box><text:p text:style-name="P15">John Dow - Main Street 1 - Hometown</text:p><text:p text:style-name="P1"/><text:p text:style-name="P6">Max Mustermann</text:p><text:p text:style-name="P5">Musterstraße</text:p><text:p text:style-name="P4"/><text:p text:style-name="P7">Musterhausen</text:p></draw:text-box></draw:frame><draw:frame draw:style-name="fr2" draw:name="Rahmen7" text:anchor-type="paragraph" svg:x="125.01mm" svg:y="50.01mm" svg:width="75mm" svg:height="45mm" draw:z-index="5"><draw:text-box><text:p text:style-name="P12"/></draw:text-box></draw:frame><draw:frame draw:style-name="fr4" draw:name="Rahmen8" text:anchor-type="paragraph" svg:x="114.79mm" svg:y="99.01mm" svg:width="50.18mm" svg:height="4.99mm" draw:z-index="6"><draw:text-box><text:p text:style-name="P18"><text:tab/>Berlin, 1970-01-01</text:p></draw:text-box></draw:frame>Subject</text:p>
      <text:p text:style-name="P8"/>
      <text:p text:style-name="P8"/>
      <text:p text:style-name="P9">Dear Sir or Madam,</text:p>
      <text:p text:style-name="P9"/>
      <text:p text:style-name="P9">Example PDF Letter</text:p>
      <text:p text:style-name="P10"/>
      <text:p text:style-name="P11">With kind regards,</text:p>
      <text:p text:style-name="P11">me<text:bookmark text:name="OLE_LIN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8pt" style:text-underline-style="solid" style:text-underline-width="auto" style:text-underline-color="font-color" style:font-size-asian="8pt"/>
    </style:style>
    <style:style style:name="Nur_20_Text1" style:display-name="Nur Text1" style:family="paragraph" style:parent-style-name="Standard">
      <style:paragraph-properties fo:text-align="justify" style:justify-single-word="false" fo:orphans="0" fo:widows="0" fo:hyphenation-ladder-count="no-limit"/>
      <style:text-properties fo:color="#000000" style:font-name="Courier New" fo:font-family="'Courier New'" style:font-family-generic="modern" fo:font-size="11pt" style:font-size-asian="11pt" style:font-name-complex="Tahoma" style:font-family-complex="Tahoma" style:font-family-generic-complex="swiss" style:font-pitch-complex="variable" style:font-size-complex="11.5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4.99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8.5mm" fo:margin-bottom="20mm" fo:margin-left="24.99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8:50:39.731798773</meta:creation-date>
    <meta:editing-duration>PT3M38S</meta:editing-duration>
    <meta:editing-cycles>6</meta:editing-cycles>
    <meta:generator>LibreOffice/4.2.8.2$Linux_X86_64 LibreOffice_project/420m0$Build-2</meta:generator>
    <dc:description>Comments</dc:description>
    <dc:title>Simple PDF</dc:title>
    <dc:subject>Subject</dc:subject>
    <meta:initial-creator>Peter Kessen</meta:initial-creator>
    <dc:date>2015-12-29T19:01:58.165332065</dc:date>
    <dc:creator>Peter Kessen</dc:creator>
    <meta:keyword>Keyword</meta:keyword>
    <meta:keyword>Letter</meta:keyword>
    <meta:document-statistic meta:table-count="0" meta:image-count="0" meta:object-count="0" meta:page-count="1" meta:paragraph-count="13" meta:word-count="32" meta:character-count="184" meta:non-whitespace-character-count="164"/>
    <meta:template xlink:type="simple" xlink:actuate="onRequest" xlink:title="briefvorlage_din_5008" xlink:href="../../../../../.config/libreoffice/4/user/template/briefvorlage_din_5008.ott" meta:date="2015-12-29T18:50:39.173851417"/>
  </office:meta>
</office:document-meta>
</file>